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cted Length: ¾ to 1 page</text:p>
      <text:p text:style-name="Standard">Questions to answer and ponder:</text:p>
      <text:p text:style-name="Standard">Who is Malcolm X?</text:p>
      <text:p text:style-name="Standard">When was Malcolm X alive?</text:p>
      <text:p text:style-name="Standard">Where did Malcolm X live?</text:p>
      <text:p text:style-name="Standard">Why was he a controversial civil rights leader?</text:p>
      <text:p text:style-name="Standard">How did he try to accomplish his goals?</text:p>
      <text:p text:style-name="Standard">What is your opinion of his method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3-02-26T09:07:14</meta:creation-date>
    <meta:generator>OpenOffice.org/3.3$Unix OpenOffice.org_project/330m20$Build-9567</meta:generator>
    <meta:document-statistic meta:table-count="0" meta:image-count="0" meta:object-count="0" meta:page-count="1" meta:paragraph-count="8" meta:word-count="48" meta:character-count="248"/>
    <dc:date>2013-02-26T15:38:42</dc:date>
    <dc:creator>Jeremiah Gaertner</dc:creator>
    <meta:editing-duration>PT6H31M28S</meta:editing-duration>
    <meta:editing-cycles>1</meta:editing-cycles>
  </office:meta>
</office:document-meta>
</file>